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<?opendocument cursor-position?></text:p>
      <text:p text:style-name="Standard"/>
      <text:p text:style-name="Standard">#include&lt;iostream&gt;</text:p>
      <text:p text:style-name="Standard">#include&lt;fstream&gt;</text:p>
      <text:p text:style-name="Standard">#include&lt;string.h&gt;</text:p>
      <text:p text:style-name="Standard">using namespace std;</text:p>
      <text:p text:style-name="Standard">class student</text:p>
      <text:p text:style-name="Standard"><text:s text:c="2"/>{</text:p>
      <text:p text:style-name="Standard"><text:tab/>typedef struct stud</text:p>
      <text:p text:style-name="Standard"><text:tab/>{</text:p>
      <text:p text:style-name="Standard"><text:tab/><text:tab/>int roll;</text:p>
      <text:p text:style-name="Standard"><text:tab/><text:tab/>char<text:s/>name[10];</text:p>
      <text:p text:style-name="Standard"><text:tab/><text:tab/>char div;</text:p>
      <text:p text:style-name="Standard"><text:tab/><text:tab/>char add[10];</text:p>
      <text:p text:style-name="Standard"><text:tab/>}stud;</text:p>
      <text:p text:style-name="Standard"><text:tab/>stud rec;</text:p>
      <text:p text:style-name="Standard"><text:tab/>public:</text:p>
      <text:p text:style-name="Standard"><text:tab/><text:s text:c="2"/>void create();</text:p>
      <text:p text:style-name="Standard"><text:tab/><text:s text:c="2"/>void display();</text:p>
      <text:p text:style-name="Standard"><text:tab/><text:s text:c="2"/>int search();</text:p>
      <text:p text:style-name="Standard"><text:tab/><text:s text:c="2"/>void Delete();</text:p>
      <text:p text:style-name="Standard"><text:s text:c="2"/>};</text:p>
      <text:p text:style-name="Standard">void student::create()</text:p>
      <text:p text:style-name="Standard"><text:s text:c="2"/>{</text:p>
      <text:p text:style-name="Standard"><text:tab/>char ans;</text:p>
      <text:p text:style-name="Standard"><text:tab/>ofstream fout;</text:p>
      <text:p text:style-name="Standard"><text:tab/>fout.open("stud.dat",ios::out|ios::binary);</text:p>
      <text:p text:style-name="Standard"><text:tab/>do</text:p>
      <text:p text:style-name="Standard"><text:tab/><text:s text:c="2"/>{</text:p>
      <text:p text:style-name="Standard"><text:tab/><text:tab/>cout&lt;&lt;"\n\tEnter Roll No of Student <text:s text:c="3"/>: ";</text:p>
      <text:p text:style-name="Standard"><text:tab/><text:tab/>cin&gt;&gt;rec.roll;</text:p>
      <text:p text:style-name="Standard"><text:tab/><text:tab/>cout&lt;&lt;"\n\tEnter a Name of Student <text:s text:c="4"/>: ";</text:p>
      <text:p text:style-name="Standard"><text:tab/><text:tab/>cin&gt;&gt;rec.name;</text:p>
      <text:p text:style-name="Standard"><text:tab/><text:tab/>cout&lt;&lt;"\n\tEnter a Division of Student : ";</text:p>
      <text:p text:style-name="Standard"><text:tab/><text:tab/>cin&gt;&gt;rec.div;</text:p>
      <text:p text:style-name="Standard"><text:tab/><text:tab/>cout&lt;&lt;"\n\tEnter a Address of Student <text:s/>: ";</text:p>
      <text:p text:style-name="Standard"><text:tab/><text:tab/>cin&gt;&gt;rec.add;</text:p>
      <text:p text:style-name="Standard"><text:tab/><text:tab/>fout.write((char *)&amp;rec,sizeof(stud))&lt;&lt;flush;</text:p>
      <text:p text:style-name="Standard"><text:tab/><text:tab/>cout&lt;&lt;"\n\tDo You Want to Add More Records: ";</text:p>
      <text:p text:style-name="Standard"><text:tab/><text:tab/>cin&gt;&gt;ans;</text:p>
      <text:p text:style-name="Standard"><text:tab/><text:s text:c="2"/>}while(ans=='y'||ans=='Y');</text:p>
      <text:p text:style-name="Standard"><text:tab/>fout.close();</text:p>
      <text:p text:style-name="Standard"><text:s text:c="2"/>}</text:p>
      <text:p text:style-name="Standard">void student::display()</text:p>
      <text:p text:style-name="Standard"><text:s text:c="2"/>{</text:p>
      <text:p text:style-name="Standard"><text:tab/>ifstream fin;</text:p>
      <text:p text:style-name="Standard"><text:tab/>fin.open("stud.dat",ios::in|ios::binary);</text:p>
      <text:p text:style-name="Standard"><text:tab/>fin.seekg(0,ios::beg);</text:p>
      <text:p text:style-name="Standard"><text:tab/>cout&lt;&lt;"\n\tThe Content of File are:\n";</text:p>
      <text:p text:style-name="Standard"><text:tab/>cout&lt;&lt;"\n\tRoll\tName\tDiv\tAddress";</text:p>
      <text:p text:style-name="Standard"><text:tab/>while(fin.read((char *)&amp;rec,sizeof(stud)))</text:p>
      <text:p text:style-name="Standard"><text:tab/><text:s text:c="2"/>{</text:p>
      <text:soft-page-break/>
      <text:p text:style-name="Standard"><text:tab/><text:tab/>if(rec.roll!=-1)</text:p>
      <text:p text:style-name="Standard"><text:s text:c="7"/><text:tab/><text:tab/><text:s text:c="2"/>cout&lt;&lt;"\n\t"&lt;&lt;rec.roll&lt;&lt;"\t"&lt;&lt;rec.name&lt;&lt;"\t"&lt;&lt;rec.div&lt;&lt;"\t"&lt;&lt;rec.add;</text:p>
      <text:p text:style-name="Standard"><text:tab/><text:s text:c="2"/>}</text:p>
      <text:p text:style-name="Standard"><text:tab/>fin.close();</text:p>
      <text:p text:style-name="Standard"><text:s text:c="2"/>}</text:p>
      <text:p text:style-name="Standard">int student::search()</text:p>
      <text:p text:style-name="Standard"><text:s text:c="2"/>{</text:p>
      <text:p text:style-name="Standard"><text:tab/>int r,i=0;</text:p>
      <text:p text:style-name="Standard"><text:tab/>ifstream fin;</text:p>
      <text:p text:style-name="Standard"><text:tab/>fin.open("stud.dat",ios::in|ios::binary);</text:p>
      <text:p text:style-name="Standard"><text:tab/>fin.seekg(0,ios::beg);</text:p>
      <text:p text:style-name="Standard"><text:tab/>cout&lt;&lt;"\n\tEnter a Roll No: ";</text:p>
      <text:p text:style-name="Standard"><text:tab/>cin&gt;&gt;r;</text:p>
      <text:p text:style-name="Standard"><text:tab/>while(fin.read((char *)&amp;rec,sizeof(stud)))</text:p>
      <text:p text:style-name="Standard"><text:tab/><text:s text:c="2"/>{</text:p>
      <text:p text:style-name="Standard"><text:tab/><text:tab/>if(rec.roll==r)</text:p>
      <text:p text:style-name="Standard"><text:tab/><text:tab/><text:s text:c="2"/>{</text:p>
      <text:p text:style-name="Standard"><text:tab/><text:tab/><text:tab/>cout&lt;&lt;"\n\tRecord Found...\n";</text:p>
      <text:p text:style-name="Standard"><text:tab/><text:tab/><text:tab/>cout&lt;&lt;"\n\tRoll\tName\tDiv\tAddress";</text:p>
      <text:p text:style-name="Standard"><text:tab/><text:tab/><text:tab/>cout&lt;&lt;"\n\t"&lt;&lt;rec.roll&lt;&lt;"\t"&lt;&lt;rec.name&lt;&lt;"\t"&lt;&lt;rec.div&lt;&lt;"\t"&lt;&lt;rec.add;</text:p>
      <text:p text:style-name="Standard"><text:tab/><text:tab/><text:tab/>return i;</text:p>
      <text:p text:style-name="Standard"><text:tab/><text:tab/><text:s text:c="2"/>}</text:p>
      <text:p text:style-name="Standard"><text:tab/><text:tab/>i++;</text:p>
      <text:p text:style-name="Standard"><text:tab/><text:s text:c="2"/>}</text:p>
      <text:soft-page-break/>
      <text:p text:style-name="Standard"><text:tab/>fin.close();</text:p>
      <text:p text:style-name="Standard"><text:tab/>return 0;</text:p>
      <text:p text:style-name="Standard"><text:s text:c="2"/>}</text:p>
      <text:p text:style-name="Standard">void student::Delete()</text:p>
      <text:p text:style-name="Standard"><text:s text:c="2"/>{</text:p>
      <text:p text:style-name="Standard"><text:tab/>int pos;</text:p>
      <text:p text:style-name="Standard"><text:tab/>pos=search();</text:p>
      <text:p text:style-name="Standard"><text:tab/>fstream f;</text:p>
      <text:p text:style-name="Standard"><text:tab/>f.open("stud.dat",ios::in|ios::out|ios::binary);</text:p>
      <text:p text:style-name="Standard"><text:tab/>f.seekg(0,ios::beg);</text:p>
      <text:p text:style-name="Standard"><text:tab/>if(pos==0)</text:p>
      <text:p text:style-name="Standard"><text:tab/><text:s text:c="2"/>{</text:p>
      <text:p text:style-name="Standard"><text:tab/><text:tab/>cout&lt;&lt;"\n\tRecord Not Found";</text:p>
      <text:p text:style-name="Standard"><text:tab/><text:tab/>return;</text:p>
      <text:p text:style-name="Standard"><text:tab/><text:s text:c="2"/>}</text:p>
      <text:p text:style-name="Standard"><text:tab/>int offset=pos*sizeof(stud);</text:p>
      <text:p text:style-name="Standard"><text:tab/>f.seekp(offset);</text:p>
      <text:p text:style-name="Standard"><text:tab/>rec.roll=-1;</text:p>
      <text:p text:style-name="Standard"><text:tab/>strcpy(rec.name,"NULL");</text:p>
      <text:p text:style-name="Standard"><text:tab/>rec.div='N';</text:p>
      <text:p text:style-name="Standard"><text:tab/>strcpy(rec.add,"NULL");</text:p>
      <text:p text:style-name="Standard"><text:tab/>f.write((char *)&amp;rec,sizeof(stud));</text:p>
      <text:p text:style-name="Standard"><text:tab/>f.seekg(0);</text:p>
      <text:p text:style-name="Standard"><text:tab/>f.close();</text:p>
      <text:p text:style-name="Standard"><text:tab/>cout&lt;&lt;"\n\tRecord Deleted";</text:p>
      <text:p text:style-name="Standard"><text:s text:c="2"/>}</text:p>
      <text:p text:style-name="Standard"/>
      <text:p text:style-name="Standard">int main()</text:p>
      <text:soft-page-break/>
      <text:p text:style-name="Standard"><text:s text:c="2"/>{</text:p>
      <text:p text:style-name="Standard"><text:tab/>student obj;</text:p>
      <text:p text:style-name="Standard"><text:tab/>int ch,key;</text:p>
      <text:p text:style-name="Standard"><text:tab/>char ans;</text:p>
      <text:p text:style-name="Standard"><text:tab/>do</text:p>
      <text:p text:style-name="Standard"><text:tab/><text:s text:c="2"/>{</text:p>
      <text:p text:style-name="Standard"><text:tab/><text:tab/>cout&lt;&lt;"\n\t***** Student Information *****";</text:p>
      <text:p text:style-name="Standard"><text:tab/><text:tab/>cout&lt;&lt;"\n\t1. Create\n\t2. Display\n\t3. Delete\n\t4. Search\n\t5. Exit";</text:p>
      <text:p text:style-name="Standard"><text:tab/><text:tab/>cout&lt;&lt;"\n\t..... Enter Your Choice: ";</text:p>
      <text:p text:style-name="Standard"><text:tab/><text:tab/>cin&gt;&gt;ch;</text:p>
      <text:p text:style-name="Standard"><text:tab/><text:tab/>switch(ch)</text:p>
      <text:p text:style-name="Standard"><text:tab/><text:tab/><text:s text:c="2"/>{</text:p>
      <text:p text:style-name="Standard"><text:tab/><text:tab/><text:tab/>case 1: obj.create();</text:p>
      <text:p text:style-name="Standard"><text:tab/><text:tab/><text:tab/><text:tab/>break;</text:p>
      <text:p text:style-name="Standard"><text:tab/><text:tab/><text:tab/>case 2:<text:tab/>obj.display();</text:p>
      <text:p text:style-name="Standard"><text:tab/><text:tab/><text:tab/><text:tab/>break;</text:p>
      <text:p text:style-name="Standard"><text:tab/><text:tab/><text:tab/>case 3: obj.Delete();</text:p>
      <text:p text:style-name="Standard"><text:tab/><text:tab/><text:tab/><text:tab/>break;</text:p>
      <text:p text:style-name="Standard"><text:tab/><text:tab/><text:tab/>case 4: key=obj.search();</text:p>
      <text:p text:style-name="Standard"><text:tab/><text:tab/><text:tab/><text:tab/>if(key==0)</text:p>
      <text:p text:style-name="Standard"><text:tab/><text:tab/><text:tab/><text:tab/><text:s text:c="2"/>cout&lt;&lt;"\n\tRecord Not Found...\n";</text:p>
      <text:p text:style-name="Standard"><text:tab/><text:tab/><text:tab/><text:tab/>break;</text:p>
      <text:p text:style-name="Standard"><text:tab/><text:tab/><text:tab/>case 5:</text:p>
      <text:p text:style-name="Standard"><text:tab/><text:tab/><text:tab/><text:tab/>break;</text:p>
      <text:soft-page-break/>
      <text:p text:style-name="Standard"><text:tab/><text:tab/><text:s text:c="2"/>}</text:p>
      <text:p text:style-name="Standard"><text:tab/><text:tab/>cout&lt;&lt;"\n\t..... Do You Want to Continue in Main Menu: ";</text:p>
      <text:p text:style-name="Standard"><text:tab/><text:tab/>cin&gt;&gt;ans;</text:p>
      <text:p text:style-name="Standard"><text:tab/><text:s text:c="2"/>}while(ans=='y'||ans=='Y');</text:p>
      <text:p text:style-name="Standard">return 1;</text:p>
      <text:p text:style-name="Standard"><text:s text:c="2"/>}</text:p>
      <text:p text:style-name="Standard"><text:tab/><text:tab/><text:s text:c="2"/>}</text:p>
      <text:p text:style-name="Standard"><text:tab/><text:tab/>i++;</text:p>
      <text:p text:style-name="Standard"><text:tab/><text:s text:c="2"/>}</text:p>
      <text:p text:style-name="Standard"><text:tab/>fin.close();</text:p>
      <text:p text:style-name="Standard"><text:tab/>return 0;</text:p>
      <text:p text:style-name="Standard"><text:s text:c="2"/>}</text:p>
      <text:p text:style-name="Standard">void student::Delete()</text:p>
      <text:p text:style-name="Standard"><text:s text:c="2"/>{</text:p>
      <text:p text:style-name="Standard"><text:tab/>int pos;</text:p>
      <text:p text:style-name="Standard"><text:tab/>pos=search();</text:p>
      <text:p text:style-name="Standard"><text:tab/>fstream f;</text:p>
      <text:p text:style-name="Standard"><text:tab/>f.open("stud.dat",ios::in|ios::out|ios::binary);</text:p>
      <text:p text:style-name="Standard"><text:tab/>f.seekg(0,ios::beg);</text:p>
      <text:p text:style-name="Standard"><text:tab/>if(pos==0)</text:p>
      <text:p text:style-name="Standard"><text:tab/><text:s text:c="2"/>{</text:p>
      <text:p text:style-name="Standard"><text:tab/><text:tab/>cout&lt;&lt;"\n\tRecord Not Found";</text:p>
      <text:p text:style-name="Standard"><text:tab/><text:tab/>return;</text:p>
      <text:p text:style-name="Standard"><text:tab/><text:s text:c="2"/>}</text:p>
      <text:p text:style-name="Standard"><text:tab/>int offset=pos*sizeof(stud);</text:p>
      <text:p text:style-name="Standard"><text:tab/>f.seekp(offset);</text:p>
      <text:p text:style-name="Standard"><text:tab/>rec.roll=-1;</text:p>
      <text:p text:style-name="Standard"><text:tab/>strcpy(rec.name,"NULL");</text:p>
      <text:p text:style-name="Standard"><text:tab/>rec.div='N';</text:p>
      <text:p text:style-name="Standard"><text:tab/>strcpy(rec.add,"NULL");</text:p>
      <text:p text:style-name="Standard"><text:tab/>f.write((char *)&amp;rec,sizeof(stud));</text:p>
      <text:p text:style-name="Standard"><text:tab/>f.seekg(0);</text:p>
      <text:p text:style-name="Standard"><text:tab/>f.close();</text:p>
      <text:p text:style-name="Standard"><text:tab/>cout&lt;&lt;"\n\tRecord Deleted";</text:p>
      <text:p text:style-name="Standard"><text:s text:c="2"/>}</text:p>
      <text:p text:style-name="Standard"/>
      <text:p text:style-name="Standard">int main()</text:p>
      <text:p text:style-name="Standard"><text:s text:c="2"/>{</text:p>
      <text:p text:style-name="Standard"><text:tab/>student obj;</text:p>
      <text:p text:style-name="Standard"><text:tab/>int ch,key;</text:p>
      <text:p text:style-name="Standard"><text:tab/>char ans;</text:p>
      <text:p text:style-name="Standard"><text:tab/>do</text:p>
      <text:p text:style-name="Standard"><text:tab/><text:s text:c="2"/>{</text:p>
      <text:p text:style-name="Standard"><text:tab/><text:tab/>cout&lt;&lt;"\n\t***** Student Information *****";</text:p>
      <text:p text:style-name="Standard"><text:tab/><text:tab/>cout&lt;&lt;"\n\t1. Create\n\t2. Display\n\t3. Delete\n\t4. Search\n\t5. Exit";</text:p>
      <text:p text:style-name="Standard"><text:tab/><text:tab/>cout&lt;&lt;"\n\t..... Enter Your Choice: ";</text:p>
      <text:p text:style-name="Standard"><text:tab/><text:tab/>cin&gt;&gt;ch;</text:p>
      <text:p text:style-name="Standard"><text:tab/><text:tab/>switch(ch)</text:p>
      <text:p text:style-name="Standard"><text:tab/><text:tab/><text:s text:c="2"/>{</text:p>
      <text:p text:style-name="Standard"><text:tab/><text:tab/><text:tab/>case 1: obj.create();</text:p>
      <text:p text:style-name="Standard"><text:tab/><text:tab/><text:tab/><text:tab/>break;</text:p>
      <text:p text:style-name="Standard"><text:tab/><text:tab/><text:tab/>case 2:<text:tab/>obj.display();</text:p>
      <text:soft-page-break/>
      <text:p text:style-name="Standard"><text:tab/><text:tab/><text:tab/><text:tab/>break;</text:p>
      <text:p text:style-name="Standard"><text:tab/><text:tab/><text:tab/>case 3: obj.Delete();</text:p>
      <text:p text:style-name="Standard"><text:tab/><text:tab/><text:tab/><text:tab/>break;</text:p>
      <text:p text:style-name="Standard"><text:tab/><text:tab/><text:tab/>case 4: key=obj.search();</text:p>
      <text:p text:style-name="Standard"><text:tab/><text:tab/><text:tab/><text:tab/>if(key==0)</text:p>
      <text:p text:style-name="Standard"><text:tab/><text:tab/><text:tab/><text:tab/><text:s text:c="2"/>cout&lt;&lt;"\n\tRecord Not Found...\n";</text:p>
      <text:p text:style-name="Standard"><text:tab/><text:tab/><text:tab/><text:tab/>break;</text:p>
      <text:p text:style-name="Standard"><text:tab/><text:tab/><text:tab/>case 5:</text:p>
      <text:p text:style-name="Standard"><text:tab/><text:tab/><text:tab/><text:tab/>break;</text:p>
      <text:p text:style-name="Standard"><text:tab/><text:tab/><text:s text:c="2"/>}</text:p>
      <text:p text:style-name="Standard"><text:tab/><text:tab/>cout&lt;&lt;"\n\t..... Do You Want to Continue in Main Menu: ";</text:p>
      <text:p text:style-name="Standard"><text:tab/><text:tab/>cin&gt;&gt;ans;</text:p>
      <text:p text:style-name="Standard"><text:tab/><text:s text:c="2"/>}while(ans=='y'||ans=='Y');</text:p>
      <text:p text:style-name="Standard">return 1;</text:p>
      <text:p text:style-name="Standard"><text:s text:c="2"/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dhuri A Giri</meta:initial-creator>
    <dc:creator>HP</dc:creator>
    <meta:creation-date>2023-04-27T09:36:00Z</meta:creation-date>
    <dc:date>2023-04-27T04:39:00Z</dc:date>
    <meta:template xlink:href="Normal" xlink:type="simple"/>
    <meta:editing-cycles>1</meta:editing-cycles>
    <meta:editing-duration>PT60S</meta:editing-duration>
    <meta:document-statistic meta:page-count="6" meta:paragraph-count="7" meta:word-count="553" meta:character-count="3702" meta:row-count="26" meta:non-whitespace-character-count="3156"/>
  </office:meta>
</office:document-meta>
</file>